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869a8" style:font-size-asian="11pt" style:font-size-complex="11pt"/>
    </style:style>
    <style:style style:name="P3" style:family="paragraph" style:parent-style-name="Standard">
      <style:text-properties fo:font-size="11pt" officeooo:rsid="000869a8" officeooo:paragraph-rsid="00186e9f" style:font-size-asian="11pt" style:font-size-complex="11pt"/>
    </style:style>
    <style:style style:name="P4" style:family="paragraph" style:parent-style-name="Standard">
      <style:text-properties fo:font-size="11pt" officeooo:rsid="000869a8" officeooo:paragraph-rsid="001f434e" style:font-size-asian="11pt" style:font-size-complex="11pt"/>
    </style:style>
    <style:style style:name="P5" style:family="paragraph" style:parent-style-name="Standard">
      <style:text-properties fo:font-size="11pt" officeooo:rsid="000869a8" officeooo:paragraph-rsid="002620df" style:font-size-asian="11pt" style:font-size-complex="11pt"/>
    </style:style>
    <style:style style:name="P6" style:family="paragraph" style:parent-style-name="Standard">
      <style:text-properties fo:font-size="11pt" fo:font-weight="bold" style:font-size-asian="11pt" style:font-weight-asian="bold" style:font-size-complex="11pt" style:font-weight-complex="bold"/>
    </style:style>
    <style:style style:name="P7" style:family="paragraph" style:parent-style-name="Standard">
      <style:text-properties fo:font-size="11pt" fo:font-weight="bold" officeooo:rsid="000869a8" officeooo:paragraph-rsid="00186e9f" style:font-size-asian="11pt" style:font-weight-asian="bold" style:font-size-complex="11pt" style:font-weight-complex="bold"/>
    </style:style>
    <style:style style:name="T1" style:family="text">
      <style:text-properties officeooo:rsid="0009c1b5"/>
    </style:style>
    <style:style style:name="T2" style:family="text">
      <style:text-properties officeooo:rsid="000b7149"/>
    </style:style>
    <style:style style:name="T3" style:family="text">
      <style:text-properties officeooo:rsid="000a2769"/>
    </style:style>
    <style:style style:name="T4" style:family="text">
      <style:text-properties officeooo:rsid="000b8f2a"/>
    </style:style>
    <style:style style:name="T5" style:family="text">
      <style:text-properties officeooo:rsid="0013d2fa"/>
    </style:style>
    <style:style style:name="T6" style:family="text">
      <style:text-properties officeooo:rsid="00127c1d"/>
    </style:style>
    <style:style style:name="T7" style:family="text">
      <style:text-properties officeooo:rsid="000eda7c"/>
    </style:style>
    <style:style style:name="T8" style:family="text">
      <style:text-properties officeooo:rsid="00129a4b"/>
    </style:style>
    <style:style style:name="T9" style:family="text">
      <style:text-properties officeooo:rsid="0013ad1c"/>
    </style:style>
    <style:style style:name="T10" style:family="text">
      <style:text-properties officeooo:rsid="000c902a"/>
    </style:style>
    <style:style style:name="T11" style:family="text">
      <style:text-properties officeooo:rsid="001198d4"/>
    </style:style>
    <style:style style:name="T12" style:family="text">
      <style:text-properties officeooo:rsid="000d69e2"/>
    </style:style>
    <style:style style:name="T13" style:family="text">
      <style:text-properties officeooo:rsid="001addcc"/>
    </style:style>
    <style:style style:name="T14" style:family="text">
      <style:text-properties officeooo:rsid="001b8ff5"/>
    </style:style>
    <style:style style:name="T15" style:family="text">
      <style:text-properties officeooo:rsid="000d9064"/>
    </style:style>
    <style:style style:name="T16" style:family="text">
      <style:text-properties officeooo:rsid="000e836d"/>
    </style:style>
    <style:style style:name="T17" style:family="text">
      <style:text-properties fo:font-weight="bold" style:font-weight-asian="bold" style:font-weight-complex="bold"/>
    </style:style>
    <style:style style:name="T18" style:family="text">
      <style:text-properties fo:font-weight="bold" officeooo:rsid="001e3a3e" style:font-weight-asian="bold" style:font-weight-complex="bold"/>
    </style:style>
    <style:style style:name="T19" style:family="text">
      <style:text-properties officeooo:rsid="002135bb"/>
    </style:style>
    <style:style style:name="T20" style:family="text">
      <style:text-properties officeooo:rsid="0023c189"/>
    </style:style>
    <style:style style:name="T21" style:family="text">
      <style:text-properties officeooo:rsid="0025bb28"/>
    </style:style>
    <style:style style:name="T22" style:family="text">
      <style:text-properties officeooo:rsid="002620df"/>
    </style:style>
    <style:style style:name="T23" style:family="text">
      <style:text-properties officeooo:rsid="0026b8ed"/>
    </style:style>
    <style:style style:name="T24" style:family="text">
      <style:text-properties officeooo:rsid="00289ac6"/>
    </style:style>
    <style:style style:name="T25" style:family="text">
      <style:text-properties officeooo:rsid="002a8a9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itle:</text:p>
      <text:p text:style-name="P3">Quasi-Normal Modes, Non-Selfadjoint Operators and Pseudospectrum: an interdisciplinary approach</text:p>
      <text:p text:style-name="P3"/>
      <text:p text:style-name="P7">Keywords: <text:span text:style-name="T19">(</text:span>Min. 5 words<text:span text:style-name="T19">)</text:span></text:p>
      <text:p text:style-name="P3"><text:span text:style-name="T19">Q</text:span>uasi-normal modes, non-selfadjoint operators, pseudospectrum, non-normal dynamics, hyperboloidal approach, spectral instability, transients, pseudo-resonances, <text:span text:style-name="T21">black hole spectroscopy</text:span></text:p>
      <text:p text:style-name="P3"/>
      <text:p text:style-name="P7"><text:span text:style-name="T5">Background: (approx. 100-150 words)</text:span></text:p>
      <text:p text:style-name="P1">Quasi-normal modes, namely the complex frequencies encoding the linear response of resonators under tiny perturbations, have acquired major importance in recent years in different settings of physics, ranging from astrophysical and theoretical problems in gravitational physics to the study of scattering properties of optical nanoresonators. Beyond physics, the subject makes direct contact with the study of the spectral and dynamical properties of non-selfadjoint operators, a very active area of current research in applied and fundamental mathematics with direct applications in physics, from hydrodynamics and turbulence to non-Hermitian quantum mechanics. In spite of these converging and complementary interests and working knowledge, research interchanges among the involved subcommunities seem quite scarce. In this setting, the central notion of Pseudospectrum provides a systematic framework furnishing a common arena to this interdisciplinary field of research, namely a crossroad in the physics and mathematics of open non-conservative systems.</text:p>
      <text:p text:style-name="P1"/>
      <text:p text:style-name="P6">Goal: (approx. 100-200 words)</text:p>
      <text:p text:style-name="P5"><text:span text:style-name="T5">The</text:span> <text:span text:style-name="T6">general</text:span> goal is to <text:span text:style-name="T1">bring to the front line of physics research the </text:span><text:span text:style-name="T2">qualitative and quantitative</text:span><text:span text:style-name="T7"> </text:span><text:span text:style-name="T20">features</text:span><text:span text:style-name="T7"> </text:span><text:span text:style-name="T20">that are </text:span><text:span text:style-name="T2">specifi</text:span><text:span text:style-name="T20">c to</text:span><text:span text:style-name="T2"> systems </text:span><text:span text:style-name="T3">whose dynamics</text:span><text:span text:style-name="T2"> </text:span><text:span text:style-name="T3">is governed by</text:span> non-selfadjoint operators. <text:span text:style-name="T8">T</text:span><text:span text:style-name="T6">his generic goal is </text:span><text:span text:style-name="T5">concretely</text:span><text:span text:style-name="T6"> articulated around the Pseudospectrum notion, a key concept in the spectral theory of non-selfadjoint </text:span><text:span text:style-name="T3">(more generally, non-normal) </text:span><text:span text:style-name="T6">operators. </text:span><text:span text:style-name="T8">In this context, </text:span><text:span text:style-name="T9">the</text:span><text:span text:style-name="T6"> </text:span><text:span text:style-name="T2">main </text:span><text:span text:style-name="T3">focus </text:span><text:span text:style-name="T10">will be</text:span><text:span text:style-name="T3"> placed on the </text:span><text:span text:style-name="T2">study of the </text:span><text:span text:style-name="T3">structural stabil</text:span><text:span text:style-name="T2">i</text:span><text:span text:style-name="T3">ty of the spectrum of non-selfadjoint operators, with the</text:span><text:span text:style-name="T2"> calculation </text:span><text:span text:style-name="T3">of quasi-normal </text:span><text:span text:style-name="T2">modes </text:span><text:span text:style-name="T22">in a variety of </text:span><text:span text:style-name="T4">physical scenarios providing </text:span><text:span text:style-name="T2">a </text:span><text:span text:style-name="T4">particularly timely problem. </text:span><text:span text:style-name="T11">Indeed, the recent introduction of the Pseudospectrum </text:span><text:span text:style-name="T8">in </text:span><text:span text:style-name="T22">the</text:span><text:span text:style-name="T8"> gravitation </text:span><text:span text:style-name="T22">physics</text:span><text:span text:style-name="T8">, namely</text:span><text:span text:style-name="T11"> in the study of </text:span><text:span text:style-name="T8">the spectral instability of</text:span><text:span text:style-name="T11"> </text:span><text:span text:style-name="T8">quasi-normal modes </text:span><text:span text:style-name="T22">o</text:span><text:span text:style-name="T8">f </text:span><text:span text:style-name="T21">black holes</text:span><text:span text:style-name="T8">, has raised a number of problems that </text:span><text:span text:style-name="T9">remain </text:span><text:span text:style-name="T8">open </text:span><text:span text:style-name="T9">and are urgent </text:span><text:span text:style-name="T21">in the context of </text:span><text:span text:style-name="T8">astrophysical compact objects </text:span><text:span text:style-name="T21">as sources of gravitational waves</text:span><text:span text:style-name="T8">. </text:span><text:span text:style-name="T22">Crucially, this problem </text:span><text:span text:style-name="T8">trans</text:span><text:span text:style-name="T5">c</text:span><text:span text:style-name="T8">end</text:span><text:span text:style-name="T24">s</text:span><text:span text:style-name="T8"> the gravitational context </text:span><text:span text:style-name="T22">making contact with other disciplines, such as optics</text:span><text:span text:style-name="T8">. </text:span><text:span text:style-name="T9">Complementary t</text:span><text:span text:style-name="T8">o this </text:span><text:span text:style-name="T9">main </text:span><text:span text:style-name="T22">spectral instabillity </text:span><text:span text:style-name="T9">focus</text:span><text:span text:style-name="T8">, </text:span><text:span text:style-name="T22">and taking </text:span><text:span text:style-name="T9">the Pseudospectrum </text:span><text:span text:style-name="T22">as</text:span><text:span text:style-name="T9"> a bridge to the </text:span><text:span text:style-name="T7">broad</text:span><text:span text:style-name="T5">er</text:span><text:span text:style-name="T7"> setting of n</text:span><text:span text:style-name="T12">on-modal analysis </text:span><text:span text:style-name="T9">largely developed in fluid and turbulence </text:span><text:span text:style-name="T22">physics)</text:span><text:span text:style-name="T12">,</text:span><text:span text:style-name="T22"> attention will be placed to d</text:span><text:span text:style-name="T4">ynamical transients </text:span><text:span text:style-name="T10">and</text:span><text:span text:style-name="T4"> pseudo-resonances. </text:span><text:span text:style-name="T22">T</text:span><text:span text:style-name="T9">he ultimate goal </text:span><text:span text:style-name="T22">is the </text:span><text:span text:style-name="T5">threading </text:span><text:span text:style-name="T22">of </text:span><text:span text:style-name="T9">an interdisciplinary research community framed around the application of non-selfadjoint operator concepts and tools in physics.</text:span></text:p>
      <text:p text:style-name="P1"/>
      <text:p text:style-name="P1"/>
      <text:p text:style-name="P2"><text:span text:style-name="T17">Scope and </text:span><text:span text:style-name="T18">i</text:span><text:span text:style-name="T17">nformation for authors: (approx. 100-150 words) </text:span></text:p>
      <text:p text:style-name="P4"><text:span text:style-name="T13">Contributions to this Research Topic are expected to address a problem directly related or motivated by the physics and/or mathematics of non-selfadjoint operators. <text:s/></text:span><text:span text:style-name="T14">Among the possible topics to be covered we can mention: formulations of the quasi-normal mode problem as a non-selfadjoint problem </text:span><text:span text:style-name="T15">with particular attention to hyperboloidal meth</text:span><text:span text:style-name="T25">o</text:span><text:span text:style-name="T15">ds</text:span><text:span text:style-name="T14">, spectral instability of quasi-normal modes and other non-selfadjoint spectral problems, application of the Pseudospectrum notion in physical settings (gravitational, optics, fluids, quantum mechanics...) or </text:span><text:span text:style-name="T15">in </text:span><text:span text:style-name="T14">applied mathematics in </text:span><text:span text:style-name="T15">either </text:span><text:span text:style-name="T25">spectral or d</text:span><text:span text:style-name="T14">ynamical settings, resonant </text:span><text:span text:style-name="T25">(</text:span><text:span text:style-name="T14">quasi-normal mode</text:span><text:span text:style-name="T25">)</text:span><text:span text:style-name="T14"> expansions of scattered fields and implications f</text:span><text:span text:style-name="T15">rom</text:span><text:span text:style-name="T14"> spectral instability, inverse problems in the data analysis of exponentially damped </text:span><text:span text:style-name="T15">oscillating </text:span><text:span text:style-name="T14">signals. <text:s/>This list is not exhaustive, </text:span><text:span text:style-name="T25">but </text:span><text:span text:style-name="T14">only indicative </text:span><text:span text:style-name="T16">and open to consideration of affine subjects</text:span><text:span text:style-name="T14">. </text:span><text:span text:style-name="T15">Contributions can be in the form of </text:span><text:span text:style-name="T16">an original research article but, given the need of building a common research </text:span><text:span text:style-name="T25">framework</text:span><text:span text:style-name="T16">, </text:span><text:span text:style-name="T25">contribution in the fom of “</text:span><text:span text:style-name="T16">reviews”, “general short commentaries” and “perspectives” are particularly welco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5T10:39:27.101324501</meta:creation-date>
    <dc:date>2023-04-17T19:08:30.318024954</dc:date>
    <meta:editing-duration>PT8H8M43S</meta:editing-duration>
    <meta:editing-cycles>16</meta:editing-cycles>
    <meta:generator>LibreOffice/6.4.7.2$Linux_X86_64 LibreOffice_project/40$Build-2</meta:generator>
    <meta:document-statistic meta:table-count="0" meta:image-count="0" meta:object-count="0" meta:page-count="1" meta:paragraph-count="10" meta:word-count="560" meta:character-count="4117" meta:non-whitespace-character-count="3564"/>
  </office:meta>
</office:document-meta>
</file>